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3pt" fo:language="en" fo:country="US" style:font-size-asian="13pt" style:font-size-complex="13pt"/>
    </style:style>
    <style:style style:name="P2" style:family="paragraph" style:parent-style-name="Standard">
      <style:paragraph-properties fo:line-height="115%">
        <style:tab-stops>
          <style:tab-stop style:position="0.5102in"/>
          <style:tab-stop style:position="1.1457in"/>
        </style:tab-stops>
      </style:paragraph-properties>
      <style:text-properties fo:font-size="13pt" fo:language="en" fo:country="US" style:font-size-asian="13pt" style:font-size-complex="13pt"/>
    </style:style>
    <style:style style:name="P3" style:family="paragraph" style:parent-style-name="Standard">
      <style:paragraph-properties fo:line-height="115%">
        <style:tab-stops>
          <style:tab-stop style:position="1.1457in"/>
        </style:tab-stops>
      </style:paragraph-properties>
      <style:text-properties fo:font-size="13pt" fo:language="en" fo:country="US" style:font-size-asian="13pt" style:font-size-complex="13pt"/>
    </style:style>
    <style:style style:name="P4" style:family="paragraph" style:parent-style-name="Standard">
      <style:paragraph-properties fo:line-height="115%">
        <style:tab-stops>
          <style:tab-stop style:position="1.1457in"/>
        </style:tab-stops>
      </style:paragraph-properties>
      <style:text-properties fo:font-size="13pt" fo:language="en" fo:country="US" officeooo:rsid="000b19ee" officeooo:paragraph-rsid="000b19ee" style:font-size-asian="13pt" style:font-size-complex="13pt"/>
    </style:style>
    <style:style style:name="P5" style:family="paragraph" style:parent-style-name="Standard">
      <style:paragraph-properties fo:line-height="115%">
        <style:tab-stops>
          <style:tab-stop style:position="0.5102in"/>
          <style:tab-stop style:position="1.1457in"/>
        </style:tab-stops>
      </style:paragraph-properties>
      <style:text-properties fo:font-size="13pt" fo:language="en" fo:country="US" officeooo:rsid="000b19ee" officeooo:paragraph-rsid="000b19ee" style:font-size-asian="13pt" style:font-size-complex="13pt"/>
    </style:style>
    <style:style style:name="P6" style:family="paragraph" style:parent-style-name="Standard">
      <style:paragraph-properties fo:line-height="115%">
        <style:tab-stops>
          <style:tab-stop style:position="0.5102in"/>
          <style:tab-stop style:position="1.1457in"/>
        </style:tab-stops>
      </style:paragraph-properties>
      <style:text-properties fo:font-size="13pt" fo:language="en" fo:country="US" officeooo:rsid="000fc957" officeooo:paragraph-rsid="000fc957" style:font-size-asian="13pt" style:font-size-complex="13pt"/>
    </style:style>
    <style:style style:name="P7" style:family="paragraph" style:parent-style-name="Standard">
      <style:paragraph-properties fo:line-height="115%">
        <style:tab-stops>
          <style:tab-stop style:position="0.5102in"/>
          <style:tab-stop style:position="1.1457in"/>
        </style:tab-stops>
      </style:paragraph-properties>
      <style:text-properties fo:font-size="13pt" fo:language="en" fo:country="US" officeooo:rsid="000fc957" officeooo:paragraph-rsid="00113417" style:font-size-asian="13pt" style:font-size-complex="13pt"/>
    </style:style>
    <style:style style:name="T1" style:family="text">
      <style:text-properties officeooo:rsid="00095924"/>
    </style:style>
    <style:style style:name="T2" style:family="text">
      <style:text-properties officeooo:rsid="000d261f"/>
    </style:style>
    <style:style style:name="T3" style:family="text">
      <style:text-properties officeooo:rsid="00113417"/>
    </style:style>
    <style:style style:name="T4" style:family="text">
      <style:text-properties officeooo:rsid="0014b749"/>
    </style:style>
    <style:style style:name="T5" style:family="text">
      <style:text-properties officeooo:rsid="00158e03"/>
    </style:style>
    <style:style style:name="T6" style:family="text">
      <style:text-properties officeooo:rsid="0015d4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usage:<text:tab/>ermtk erd [--version] [--help] &lt;command&gt; “<text:span text:style-name="T4">inputfile”</text:span> “<text:span text:style-name="T4">outputfile”</text:span> </text:p>
      <text:p text:style-name="P3"><text:tab/><text:span text:style-name="T1">[--notation=&lt;value&gt;] [--filter=&lt;entityname&gt;] [--attributes] [--color] [--auto]</text:span></text:p>
      <text:p text:style-name="P3"/>
      <text:p text:style-name="P4">List of commands:</text:p>
      <text:p text:style-name="P4"/>
      <text:p text:style-name="P5"><text:tab/><text:span text:style-name="T2">create<text:tab/><text:tab/><text:tab/>Creates an ERD in current or specified directory</text:span></text:p>
      <text:p text:style-name="P5"><text:tab/><text:span text:style-name="T5">focus<text:tab/><text:tab/><text:tab/>Creates an ERD focusing on a specified Entity</text:span></text:p>
      <text:p text:style-name="P5"/>
      <text:p text:style-name="P6">List of arguments:</text:p>
      <text:p text:style-name="P6"/>
      <text:p text:style-name="P6"><text:tab/><text:span text:style-name="T4">inputfile<text:tab/></text:span><text:tab/><text:tab/>Location of the XERML File</text:p>
      <text:p text:style-name="P6"><text:tab/><text:span text:style-name="T4">outputfile</text:span><text:tab/><text:tab/>Location and Name where the ERD will be saved</text:p>
      <text:p text:style-name="P6"><text:tab/>--notation<text:tab/><text:tab/>Takes a value over to <text:span text:style-name="T6">define</text:span> the notation </text:p>
      <text:p text:style-name="P6"><text:tab/><text:tab/><text:tab/><text:tab/>Example: --notation=crowfoot</text:p>
      <text:p text:style-name="P7"><text:tab/>--<text:span text:style-name="T3">filter<text:tab/><text:tab/><text:tab/></text:span>Takes a value over to <text:span text:style-name="T6">filter</text:span> the notation</text:p>
      <text:p text:style-name="P7"><text:tab/><text:tab/><text:tab/><text:tab/><text:span text:style-name="T3">Example: --filter=Buchung</text:span></text:p>
      <text:p text:style-name="P7"><text:tab/>--<text:span text:style-name="T3">attributes<text:tab/><text:tab/>Attributes are displayed in the ERD</text:span></text:p>
      <text:p text:style-name="P7"><text:tab/>--<text:span text:style-name="T3">color<text:tab/><text:tab/><text:tab/>The ERD is colored</text:span></text:p>
      <text:p text:style-name="P7"><text:tab/>--<text:span text:style-name="T3">auto<text:tab/><text:tab/><text:tab/>ERD generated with default XERML on the default out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A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20:27:45.140362208</meta:creation-date>
    <dc:date>2018-10-11T13:26:22.039915479</dc:date>
    <meta:editing-duration>PT51M35S</meta:editing-duration>
    <meta:editing-cycles>7</meta:editing-cycles>
    <meta:generator>LibreOffice/6.1.2.1$Linux_X86_64 LibreOffice_project/10$Build-1</meta:generator>
    <meta:document-statistic meta:table-count="0" meta:image-count="0" meta:object-count="0" meta:page-count="1" meta:paragraph-count="15" meta:word-count="111" meta:character-count="708" meta:non-whitespace-character-count="591"/>
  </office:meta>
</office:document-meta>
</file>